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line-height="100%" fo:break-before="auto" fo:break-after="auto" style:writing-mode="lr-tb"/>
    </style:style>
    <style:style style:name="P2" style:family="paragraph" style:parent-style-name="Standard">
      <style:paragraph-properties fo:line-height="100%" fo:text-align="justify" style:justify-single-word="false" fo:break-before="auto" fo:break-after="auto" style:writing-mode="lr-tb"/>
    </style:style>
    <style:style style:name="P3" style:family="paragraph" style:parent-style-name="Standard">
      <style:paragraph-properties fo:line-height="100%" fo:break-before="auto" fo:break-after="auto" style:writing-mode="lr-tb"/>
      <style:text-properties fo:color="#000000" fo:font-size="12pt" fo:font-style="italic" style:font-size-asian="12pt" style:font-style-asian="italic" style:font-size-complex="12pt" style:font-style-complex="italic"/>
    </style:style>
    <style:style style:name="P4" style:family="paragraph" style:parent-style-name="Standard">
      <style:paragraph-properties fo:line-height="100%" fo:break-before="auto" fo:break-after="auto" style:writing-mode="lr-tb"/>
      <style:text-properties fo:color="#000000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5" style:family="paragraph" style:parent-style-name="Standard">
      <style:paragraph-properties fo:line-height="100%" fo:break-before="auto" fo:break-after="auto" style:writing-mode="lr-tb"/>
      <style:text-properties fo:color="#000000"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Standard">
      <style:paragraph-properties fo:line-height="100%" fo:break-before="auto" fo:break-after="auto" style:writing-mode="lr-tb"/>
      <style:text-properties fo:color="#000000"/>
    </style:style>
    <style:style style:name="P7" style:family="paragraph" style:parent-style-name="Standard">
      <style:paragraph-properties fo:margin-left="12.49mm" fo:margin-right="0mm" fo:line-height="100%" fo:text-indent="0mm" style:auto-text-indent="false" fo:break-before="auto" fo:break-after="auto" style:writing-mode="lr-tb"/>
    </style:style>
    <style:style style:name="P8" style:family="paragraph" style:parent-style-name="Standard">
      <style:paragraph-properties fo:margin-left="12.49mm" fo:margin-right="0mm" fo:line-height="100%" fo:text-align="justify" style:justify-single-word="false" fo:text-indent="0mm" style:auto-text-indent="false" fo:break-before="auto" fo:break-after="auto" style:writing-mode="lr-tb"/>
    </style:style>
    <style:style style:name="P9" style:family="paragraph" style:parent-style-name="Standard">
      <style:paragraph-properties fo:margin-left="12.49mm" fo:margin-right="0mm" fo:line-height="100%" fo:text-indent="0mm" style:auto-text-indent="false" fo:break-before="auto" fo:break-after="auto" style:writing-mode="lr-tb"/>
      <style:text-properties fo:color="#000000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10" style:family="paragraph" style:parent-style-name="Standard">
      <style:paragraph-properties fo:margin-left="12.7mm" fo:margin-right="0mm" fo:line-height="100%" fo:text-align="justify" style:justify-single-word="false" fo:text-indent="0mm" style:auto-text-indent="false" fo:break-before="auto" fo:break-after="auto" style:writing-mode="lr-tb"/>
      <style:text-properties fo:color="#000000"/>
    </style:style>
    <style:style style:name="P11" style:family="paragraph" style:parent-style-name="Standard" style:master-page-name="Standard">
      <style:paragraph-properties fo:line-height="100%" style:page-number="auto" fo:break-before="auto" fo:break-after="auto" style:writing-mode="lr-tb"/>
    </style:style>
    <style:style style:name="P12" style:family="paragraph" style:parent-style-name="Standard" style:list-style-name="LS1">
      <style:paragraph-properties fo:margin-top="0mm" fo:margin-bottom="0mm" style:contextual-spacing="false" fo:line-height="100%" fo:text-align="justify" style:justify-single-word="false" fo:break-before="auto" fo:break-after="auto" style:writing-mode="lr-tb"/>
    </style:style>
    <style:style style:name="P13" style:family="paragraph" style:parent-style-name="Standard" style:list-style-name="LS2">
      <style:paragraph-properties fo:margin-top="0mm" fo:margin-bottom="0mm" style:contextual-spacing="false" fo:line-height="100%" fo:text-align="justify" style:justify-single-word="false" fo:break-before="auto" fo:break-after="auto" style:writing-mode="lr-tb"/>
    </style:style>
    <style:style style:name="P14" style:family="paragraph" style:parent-style-name="Standard" style:list-style-name="LS3">
      <style:paragraph-properties fo:margin-top="0mm" fo:margin-bottom="0mm" style:contextual-spacing="false" fo:line-height="100%" fo:text-align="justify" style:justify-single-word="false" fo:break-before="auto" fo:break-after="auto" style:writing-mode="lr-tb"/>
    </style:style>
    <style:style style:name="P15" style:family="paragraph" style:parent-style-name="Standard" style:list-style-name="LS4">
      <style:paragraph-properties fo:margin-top="0mm" fo:margin-bottom="0mm" style:contextual-spacing="false" fo:line-height="100%" fo:break-before="auto" fo:break-after="auto" style:writing-mode="lr-tb"/>
    </style:style>
    <style:style style:name="P16" style:family="paragraph" style:parent-style-name="Standard" style:list-style-name="LS5">
      <style:paragraph-properties fo:margin-top="0mm" fo:margin-bottom="0mm" style:contextual-spacing="false" fo:line-height="100%" fo:break-before="auto" fo:break-after="auto" style:writing-mode="lr-tb"/>
    </style:style>
    <style:style style:name="P17" style:family="paragraph" style:parent-style-name="Standard" style:list-style-name="LS6">
      <style:paragraph-properties fo:margin-top="0mm" fo:margin-bottom="0mm" style:contextual-spacing="false" fo:line-height="100%" fo:break-before="auto" fo:break-after="auto" style:writing-mode="lr-tb"/>
    </style:style>
    <style:style style:name="P18" style:family="paragraph" style:parent-style-name="Standard">
      <style:paragraph-properties fo:margin-left="12.49mm" fo:margin-right="0mm" fo:line-height="100%" fo:text-align="justify" style:justify-single-word="false" fo:text-indent="0mm" style:auto-text-indent="false" fo:break-before="auto" fo:break-after="auto" style:writing-mode="lr-tb"/>
      <style:text-properties fo:color="#000000"/>
    </style:style>
    <style:style style:name="T1" style:family="text">
      <style:text-properties fo:color="#000000"/>
    </style:style>
    <style:style style:name="T2" style:family="text">
      <style:text-properties fo:color="#000000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3" style:family="text">
      <style:text-properties fo:color="#000000" fo:font-size="12pt" fo:font-style="italic" style:font-size-asian="12pt" style:font-style-asian="italic" style:font-size-complex="12pt" style:font-style-complex="italic"/>
    </style:style>
    <style:style style:name="T4" style:family="text">
      <style:text-properties fo:color="#000000"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color="#000000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bookmark-start text:name="__DdeLink__2962_645509037"/><text:span text:style-name="T2">Tema</text:span><text:span text:style-name="T2">:</text:span></text:p>
      <text:p text:style-name="P7"><text:span text:style-name="T3">Desarrollo</text:span><text:span text:style-name="T3"> </text:span><text:span text:style-name="T3">de</text:span><text:span text:style-name="T3"> </text:span><text:span text:style-name="T3">una</text:span><text:span text:style-name="T3"> </text:span><text:span text:style-name="T3">plataforma</text:span><text:span text:style-name="T3"> </text:span><text:span text:style-name="T3">de</text:span><text:span text:style-name="T3"> </text:span><text:span text:style-name="T3">control</text:span><text:span text:style-name="T3"> </text:span><text:span text:style-name="T3">de</text:span><text:span text:style-name="T3"> </text:span><text:span text:style-name="T3">acceso</text:span><text:span text:style-name="T3"> </text:span><text:span text:style-name="T3">para</text:span><text:span text:style-name="T3"> </text:span><text:span text:style-name="T3">aplicaciones</text:span></text:p>
      <text:p text:style-name="P3"/>
      <text:p text:style-name="P1"><text:span text:style-name="T2">Área</text:span><text:span text:style-name="T2"> </text:span><text:span text:style-name="T2">de</text:span><text:span text:style-name="T2"> </text:span><text:span text:style-name="T2">competencia</text:span><text:span text:style-name="T2">:</text:span><text:span text:style-name="T4"> </text:span><text:span text:style-name="T4">Desarrollo</text:span><text:span text:style-name="T4"> </text:span><text:span text:style-name="T4">de</text:span><text:span text:style-name="T4"> </text:span><text:span text:style-name="T4">software</text:span><text:span text:style-name="T4">.</text:span></text:p>
      <text:p text:style-name="P5"/>
      <text:p text:style-name="P1"><text:span text:style-name="T2">Hipótesis</text:span><text:span text:style-name="T2"> </text:span><text:span text:style-name="T2">de</text:span><text:span text:style-name="T2"> </text:span><text:span text:style-name="T2">trabajo</text:span><text:span text:style-name="T2">:</text:span></text:p>
      <text:p text:style-name="P4"/>
      <text:p text:style-name="P8"><text:span text:style-name="T1"><text:tab/></text:span><text:span text:style-name="T1">Al</text:span><text:span text:style-name="T1"> </text:span><text:span text:style-name="T1">realizar</text:span><text:span text:style-name="T1"> </text:span><text:span text:style-name="T1">el</text:span><text:span text:style-name="T1"> </text:span><text:span text:style-name="T1">control</text:span><text:span text:style-name="T1"> </text:span><text:span text:style-name="T1">de</text:span><text:span text:style-name="T1"> </text:span><text:span text:style-name="T1">acceso</text:span><text:span text:style-name="T1"> </text:span><text:span text:style-name="T1">de</text:span><text:span text:style-name="T1"> </text:span><text:span text:style-name="T1">los</text:span><text:span text:style-name="T1"> </text:span><text:span text:style-name="T1">recursos</text:span><text:span text:style-name="T1"> </text:span><text:span text:style-name="T1">de</text:span><text:span text:style-name="T1"> </text:span><text:span text:style-name="T1">una</text:span><text:span text:style-name="T1"> </text:span><text:span text:style-name="T1">aplicación</text:span><text:span text:style-name="T1"> </text:span><text:span text:style-name="T1">se</text:span><text:span text:style-name="T1"> </text:span><text:span text:style-name="T1">asigna</text:span><text:span text:style-name="T1"> </text:span><text:span text:style-name="T1">a</text:span><text:span text:style-name="T1"> </text:span><text:span text:style-name="T1">cada</text:span><text:span text:style-name="T1"> </text:span><text:span text:style-name="T1">usuario</text:span></text:p>
      <text:p text:style-name="P8"><text:span text:style-name="T1">un</text:span><text:span text:style-name="T1"> </text:span><text:span text:style-name="T1">rol</text:span><text:span text:style-name="T1"> </text:span><text:span text:style-name="T1">que</text:span><text:span text:style-name="T1"> </text:span><text:span text:style-name="T1">posee</text:span><text:span text:style-name="T1"> </text:span><text:span text:style-name="T1">uno</text:span><text:span text:style-name="T1"> </text:span><text:span text:style-name="T1">o</text:span><text:span text:style-name="T1"> </text:span><text:span text:style-name="T1">más</text:span><text:span text:style-name="T1"> </text:span><text:span text:style-name="T1">permisos</text:span><text:span text:style-name="T1"> .</text:span></text:p>
      <text:p text:style-name="P8"><text:span text:style-name="T1"><text:tab/></text:span><text:span text:style-name="T1">Los</text:span><text:span text:style-name="T1"> </text:span><text:span text:style-name="T1">permisos</text:span><text:span text:style-name="T1"> </text:span><text:span text:style-name="T1">son</text:span><text:span text:style-name="T1"> </text:span><text:span text:style-name="T1">el</text:span><text:span text:style-name="T1"> </text:span><text:span text:style-name="T1">elemento</text:span><text:span text:style-name="T1"> </text:span><text:span text:style-name="T1">básico</text:span><text:span text:style-name="T1"> </text:span><text:span text:style-name="T1">de</text:span><text:span text:style-name="T1"> </text:span><text:span text:style-name="T1">construcción</text:span><text:span text:style-name="T1"> </text:span><text:span text:style-name="T1">de</text:span><text:span text:style-name="T1"> </text:span><text:span text:style-name="T1">la</text:span><text:span text:style-name="T1"> </text:span><text:span text:style-name="T1">política</text:span><text:span text:style-name="T1"> </text:span><text:span text:style-name="T1">de</text:span><text:span text:style-name="T1"> </text:span><text:span text:style-name="T1">seguridad</text:span><text:span text:style-name="T1"> </text:span><text:span text:style-name="T1">y</text:span><text:span text:style-name="T1"> </text:span><text:span text:style-name="T1">se</text:span><text:span text:style-name="T1"> </text:span><text:span text:style-name="T1">define</text:span><text:span text:style-name="T1"> </text:span><text:span text:style-name="T1">para</text:span><text:span text:style-name="T1"> </text:span><text:span text:style-name="T1">cada</text:span><text:span text:style-name="T1"> </text:span><text:span text:style-name="T1">uno</text:span><text:span text:style-name="T1"> </text:span><text:span text:style-name="T1">de</text:span><text:span text:style-name="T1"> </text:span><text:span text:style-name="T1">ellos</text:span><text:span text:style-name="T1"> </text:span><text:span text:style-name="T1">el</text:span><text:span text:style-name="T1"> </text:span><text:span text:style-name="T1">recurso</text:span><text:span text:style-name="T1"> </text:span><text:span text:style-name="T1">a</text:span><text:span text:style-name="T1"> </text:span><text:span text:style-name="T1">acceder</text:span><text:span text:style-name="T1"> </text:span><text:span text:style-name="T1">junto</text:span><text:span text:style-name="T1"> </text:span><text:span text:style-name="T1">con</text:span><text:span text:style-name="T1"> <text:s/></text:span><text:span text:style-name="T1">una</text:span><text:span text:style-name="T1"> </text:span><text:span text:style-name="T1">acción</text:span><text:span text:style-name="T1"> </text:span><text:span text:style-name="T1">a</text:span><text:span text:style-name="T1"> </text:span><text:span text:style-name="T1">realizar</text:span><text:span text:style-name="T1"> .</text:span></text:p>
      <text:p text:style-name="P8"><text:span text:style-name="T1"><text:tab/></text:span><text:span text:style-name="T1">Por</text:span><text:span text:style-name="T1"> </text:span><text:span text:style-name="T1">otra</text:span><text:span text:style-name="T1"> </text:span><text:span text:style-name="T1">parte</text:span><text:span text:style-name="T1"> </text:span><text:span text:style-name="T1">los</text:span><text:span text:style-name="T1"> </text:span><text:span text:style-name="T1">roles</text:span><text:span text:style-name="T1"> </text:span><text:span text:style-name="T1">son</text:span><text:span text:style-name="T1"> </text:span><text:span text:style-name="T1">entidades</text:span><text:span text:style-name="T1"> </text:span><text:span text:style-name="T1">que</text:span><text:span text:style-name="T1"> </text:span><text:span text:style-name="T1">agrupan</text:span><text:span text:style-name="T1"> </text:span><text:span text:style-name="T1">permisos</text:span><text:span text:style-name="T1"> </text:span><text:span text:style-name="T1">y</text:span><text:span text:style-name="T1"> </text:span><text:span text:style-name="T1">en</text:span><text:span text:style-name="T1"> </text:span><text:span text:style-name="T1">sistemas</text:span><text:span text:style-name="T1"> </text:span><text:span text:style-name="T1">con</text:span><text:span text:style-name="T1"> </text:span><text:span text:style-name="T1">una</text:span><text:span text:style-name="T1"> </text:span><text:span text:style-name="T1">gran</text:span><text:span text:style-name="T1"> </text:span><text:span text:style-name="T1">cantidad</text:span><text:span text:style-name="T1"> </text:span><text:span text:style-name="T1">de</text:span><text:span text:style-name="T1"> </text:span><text:span text:style-name="T1">usuarios</text:span><text:span text:style-name="T1"> <text:s/></text:span><text:span text:style-name="T1">facilitan</text:span><text:span text:style-name="T1"> </text:span><text:span text:style-name="T1">el</text:span><text:span text:style-name="T1"> </text:span><text:span text:style-name="T1">control</text:span><text:span text:style-name="T1"> </text:span><text:span text:style-name="T1">de</text:span><text:span text:style-name="T1"> </text:span><text:span text:style-name="T1">acceso</text:span><text:span text:style-name="T1"> .</text:span></text:p>
      <text:p text:style-name="P8"><text:span text:style-name="T1"><text:tab/></text:span><text:span text:style-name="T1">Las</text:span><text:span text:style-name="T1"> </text:span><text:span text:style-name="T1">empresas</text:span><text:span text:style-name="T1"> </text:span><text:span text:style-name="T1">frente</text:span><text:span text:style-name="T1"> </text:span><text:span text:style-name="T1">a</text:span><text:span text:style-name="T1"> </text:span><text:span text:style-name="T1">la</text:span><text:span text:style-name="T1"> </text:span><text:span text:style-name="T1">creación</text:span><text:span text:style-name="T1"> </text:span><text:span text:style-name="T1">de</text:span><text:span text:style-name="T1"> </text:span><text:span text:style-name="T1">cada</text:span><text:span text:style-name="T1"> </text:span><text:span text:style-name="T1">producto</text:span><text:span text:style-name="T1"> </text:span><text:span text:style-name="T1">desarrollan</text:span><text:span text:style-name="T1"> </text:span><text:span text:style-name="T1">en</text:span><text:span text:style-name="T1"> </text:span><text:span text:style-name="T1">el</text:span><text:span text:style-name="T1"> </text:span><text:span text:style-name="T1">mismo</text:span><text:span text:style-name="T1"> </text:span><text:span text:style-name="T1">la</text:span><text:span text:style-name="T1"> </text:span><text:span text:style-name="T1">lógica</text:span><text:span text:style-name="T1"> </text:span><text:span text:style-name="T1">para</text:span> <text:span text:style-name="T1">el</text:span><text:span text:style-name="T1"> </text:span><text:span text:style-name="T1">control</text:span><text:span text:style-name="T1"> </text:span><text:span text:style-name="T1">de</text:span><text:span text:style-name="T1"> </text:span><text:span text:style-name="T1">acceso</text:span><text:span text:style-name="T1"> . </text:span><text:span text:style-name="T1">La</text:span><text:span text:style-name="T1"> </text:span><text:span text:style-name="T1">existencia</text:span><text:span text:style-name="T1"> </text:span><text:span text:style-name="T1">de</text:span><text:span text:style-name="T1"> </text:span><text:span text:style-name="T1">una</text:span><text:span text:style-name="T1"> </text:span><text:span text:style-name="T1">plataforma</text:span><text:span text:style-name="T1"> </text:span><text:span text:style-name="T1">de</text:span><text:span text:style-name="T1"> </text:span><text:span text:style-name="T1">administración</text:span><text:span text:style-name="T1"> </text:span><text:span text:style-name="T1">de</text:span><text:span text:style-name="T1"> </text:span><text:span text:style-name="T1">permisos</text:span><text:span text:style-name="T1"> </text:span><text:span text:style-name="T1">que</text:span><text:span text:style-name="T1"> </text:span><text:span text:style-name="T1">maneje</text:span><text:span text:style-name="T1"> </text:span><text:span text:style-name="T1">esta</text:span><text:span text:style-name="T1"> </text:span><text:span text:style-name="T1">lógica</text:span><text:span text:style-name="T1"> </text:span><text:span text:style-name="T1">en</text:span><text:span text:style-name="T1"> </text:span><text:span text:style-name="T1">forma</text:span><text:span text:style-name="T1"> </text:span><text:span text:style-name="T1">transparente</text:span><text:span text:style-name="T1"> </text:span><text:span text:style-name="T1">ahorraría</text:span><text:span text:style-name="T1"> </text:span><text:span text:style-name="T1">mucho</text:span><text:span text:style-name="T1"> </text:span><text:span text:style-name="T1">tiempo</text:span><text:span text:style-name="T1"> </text:span><text:span text:style-name="T1">de</text:span><text:span text:style-name="T1"> </text:span><text:span text:style-name="T1">desarrollo</text:span><text:span text:style-name="T1"> .</text:span></text:p>
      <text:p text:style-name="P8"><text:span text:style-name="T1"><text:tab/></text:span><text:span text:style-name="T1">La</text:span><text:span text:style-name="T1"> </text:span><text:span text:style-name="T1">plataforma</text:span><text:span text:style-name="T1"> </text:span><text:span text:style-name="T1">debe</text:span><text:span text:style-name="T1"> </text:span><text:span text:style-name="T1">cumplir</text:span><text:span text:style-name="T1"> </text:span><text:span text:style-name="T1">los</text:span><text:span text:style-name="T1"> </text:span><text:span text:style-name="T1">siguientes</text:span><text:span text:style-name="T1"> </text:span><text:span text:style-name="T1">objetivos</text:span><text:span text:style-name="T1"> :</text:span></text:p>
      <text:list xml:id="list18199294471" text:style-name="LS1">
        <text:list-item>
          <text:p text:style-name="P12"><text:span text:style-name="T1">Fácil</text:span><text:span text:style-name="T1"> </text:span><text:span text:style-name="T1">de</text:span><text:span text:style-name="T1"> </text:span><text:span text:style-name="T1">entender</text:span><text:span text:style-name="T1">.<text:tab/></text:span></text:p>
        </text:list-item>
        <text:list-item>
          <text:p text:style-name="P12"><text:span text:style-name="T1">Flexible</text:span><text:span text:style-name="T1"> </text:span><text:span text:style-name="T1">y</text:span><text:span text:style-name="T1"> </text:span><text:span text:style-name="T1">fácil</text:span><text:span text:style-name="T1"> </text:span><text:span text:style-name="T1">de</text:span><text:span text:style-name="T1"> </text:span><text:span text:style-name="T1">usar</text:span><text:span text:style-name="T1">.</text:span></text:p>
        </text:list-item>
        <text:list-item>
          <text:p text:style-name="P12"><text:span text:style-name="T1">Extensible</text:span><text:span text:style-name="T1"> </text:span><text:span text:style-name="T1">y</text:span><text:span text:style-name="T1"> </text:span><text:span text:style-name="T1">abierta</text:span><text:span text:style-name="T1"> </text:span><text:span text:style-name="T1">a</text:span><text:span text:style-name="T1"> </text:span><text:span text:style-name="T1">través</text:span><text:span text:style-name="T1"> </text:span><text:span text:style-name="T1">de</text:span><text:span text:style-name="T1"> </text:span><text:span text:style-name="T1">una</text:span><text:span text:style-name="T1"> </text:span><text:span text:style-name="T1">interfaz</text:span><text:span text:style-name="T1"> </text:span><text:span text:style-name="T1">de</text:span><text:span text:style-name="T1"> </text:span><text:span text:style-name="T1">programación</text:span><text:span text:style-name="T1"> </text:span><text:span text:style-name="T1">de</text:span><text:span text:style-name="T1"> </text:span><text:span text:style-name="T1">aplicaciones</text:span><text:span text:style-name="T1"> (</text:span><text:span text:style-name="T1">API</text:span><text:span text:style-name="T1">).</text:span></text:p>
        </text:list-item>
        <text:list-item>
          <text:p text:style-name="P12"><text:span text:style-name="T1"><text:s/></text:span><text:span text:style-name="T1">Open</text:span><text:span text:style-name="T1"> </text:span><text:span text:style-name="T1">Source</text:span><text:span text:style-name="T1"> (</text:span><text:span text:style-name="T1">BSD</text:span><text:span text:style-name="T1">, </text:span><text:span text:style-name="T1">MIT</text:span><text:span text:style-name="T1">, </text:span><text:span text:style-name="T1">Apache</text:span><text:span text:style-name="T1"> </text:span><text:span text:style-name="T1">License</text:span><text:span text:style-name="T1"> 2.0), </text:span><text:span text:style-name="T1">para</text:span><text:span text:style-name="T1"> </text:span><text:span text:style-name="T1">asegurar</text:span><text:span text:style-name="T1"> </text:span><text:span text:style-name="T1">una</text:span><text:span text:style-name="T1"> </text:span><text:span text:style-name="T1">mayor</text:span><text:span text:style-name="T1"> </text:span><text:span text:style-name="T1">adopción</text:span><text:span text:style-name="T1"> </text:span><text:span text:style-name="T1">y</text:span><text:span text:style-name="T1"> </text:span><text:span text:style-name="T1">aportes</text:span><text:span text:style-name="T1"> </text:span><text:span text:style-name="T1">de</text:span><text:span text:style-name="T1"> </text:span><text:span text:style-name="T1">la</text:span><text:span text:style-name="T1"> </text:span><text:span text:style-name="T1">comunidad</text:span></text:p>
        </text:list-item>
        <text:list-item>
          <text:p text:style-name="P12"><text:span text:style-name="T1">Proveer</text:span><text:span text:style-name="T1"> </text:span><text:span text:style-name="T1">una</text:span><text:span text:style-name="T1"> </text:span><text:span text:style-name="T1">interfaz</text:span><text:span text:style-name="T1"> </text:span><text:span text:style-name="T1">de</text:span><text:span text:style-name="T1"> </text:span><text:span text:style-name="T1">programación</text:span><text:span text:style-name="T1"> </text:span><text:span text:style-name="T1">clara</text:span><text:span text:style-name="T1"> </text:span><text:span text:style-name="T1">y</text:span><text:span text:style-name="T1"> </text:span><text:span text:style-name="T1">reusable</text:span><text:span text:style-name="T1"> </text:span><text:span text:style-name="T1">de</text:span><text:span text:style-name="T1"> </text:span><text:span text:style-name="T1">modo</text:span><text:span text:style-name="T1"> </text:span><text:span text:style-name="T1">que</text:span><text:span text:style-name="T1"> </text:span><text:span text:style-name="T1">sea</text:span><text:span text:style-name="T1"> </text:span><text:span text:style-name="T1">posible</text:span><text:span text:style-name="T1"> </text:span><text:span text:style-name="T1">de</text:span><text:span text:style-name="T1"> </text:span><text:span text:style-name="T1">crear</text:span><text:span text:style-name="T1"> </text:span><text:span text:style-name="T1">un</text:span><text:span text:style-name="T1"> </text:span><text:span text:style-name="T1">kit</text:span><text:span text:style-name="T1"> </text:span><text:span text:style-name="T1">de</text:span><text:span text:style-name="T1"> </text:span><text:span text:style-name="T1">desarrollo</text:span><text:span text:style-name="T1"> (</text:span><text:span text:style-name="T1">SDK</text:span><text:span text:style-name="T1">) </text:span><text:span text:style-name="T1">en</text:span><text:span text:style-name="T1"> </text:span><text:span text:style-name="T1">cualquier</text:span><text:span text:style-name="T1"> </text:span><text:span text:style-name="T1">lenguaje</text:span><text:span text:style-name="T1"> </text:span><text:span text:style-name="T1">de</text:span><text:span text:style-name="T1"> </text:span><text:span text:style-name="T1">programación</text:span><text:span text:style-name="T1"> .</text:span></text:p>
        </text:list-item>
      </text:list>
      <text:p text:style-name="P10"/>
      <text:p text:style-name="P1"><text:span text:style-name="T2">Objetivo</text:span><text:span text:style-name="T2">:</text:span></text:p>
      <text:p text:style-name="P4"/>
      <text:p text:style-name="P2"><text:span text:style-name="T1"><text:tab/></text:span><text:span text:style-name="T1">El</text:span><text:span text:style-name="T1"> </text:span><text:span text:style-name="T1">presente</text:span><text:span text:style-name="T1"> </text:span><text:span text:style-name="T1">proyecto</text:span><text:span text:style-name="T1"> </text:span><text:span text:style-name="T1">de</text:span><text:span text:style-name="T1"> </text:span><text:span text:style-name="T1">tesis</text:span><text:span text:style-name="T1"> </text:span><text:span text:style-name="T1">propone</text:span><text:span text:style-name="T1"> </text:span><text:span text:style-name="T1">el</text:span><text:span text:style-name="T1"> </text:span><text:span text:style-name="T1">desarrollo</text:span><text:span text:style-name="T1"> </text:span><text:span text:style-name="T1">de</text:span><text:span text:style-name="T1"> </text:span><text:span text:style-name="T1">una</text:span><text:span text:style-name="T1"> </text:span><text:span text:style-name="T1">plataforma</text:span><text:span text:style-name="T1"> </text:span><text:span text:style-name="T1">de</text:span><text:span text:style-name="T1"> </text:span><text:span text:style-name="T1">control</text:span><text:span text:style-name="T1"> </text:span><text:span text:style-name="T1">de</text:span><text:span text:style-name="T1"> </text:span><text:span text:style-name="T1">acceso</text:span><text:span text:style-name="T1"> </text:span><text:span text:style-name="T1">donde</text:span><text:span text:style-name="T1"> </text:span><text:span text:style-name="T1">sea</text:span><text:span text:style-name="T1"> </text:span><text:span text:style-name="T1">posible</text:span><text:span text:style-name="T1"> </text:span><text:span text:style-name="T1">definir</text:span><text:span text:style-name="T1"> </text:span><text:span text:style-name="T1">aplicaciones</text:span><text:span text:style-name="T1"> </text:span><text:span text:style-name="T1">y</text:span><text:span text:style-name="T1"> </text:span><text:span text:style-name="T1">para</text:span><text:span text:style-name="T1"> </text:span><text:span text:style-name="T1">cada</text:span><text:span text:style-name="T1"> </text:span><text:span text:style-name="T1">aplicación</text:span><text:span text:style-name="T1"> </text:span><text:span text:style-name="T1">un</text:span><text:span text:style-name="T1"> </text:span><text:span text:style-name="T1">conjunto</text:span><text:span text:style-name="T1"> </text:span><text:span text:style-name="T1">de</text:span><text:span text:style-name="T1"> </text:span><text:span text:style-name="T1">recursos</text:span><text:span text:style-name="T1"> </text:span><text:span text:style-name="T1">y</text:span><text:span text:style-name="T1"> </text:span><text:span text:style-name="T1">acciones</text:span><text:span text:style-name="T1"> </text:span><text:span text:style-name="T1">posibles</text:span><text:span text:style-name="T1"> </text:span><text:span text:style-name="T1">sobre</text:span><text:span text:style-name="T1"> </text:span><text:span text:style-name="T1">los</text:span><text:span text:style-name="T1"> </text:span><text:span text:style-name="T1">mismos</text:span><text:span text:style-name="T1"> . </text:span><text:span text:style-name="T1">Además</text:span><text:span text:style-name="T1"> </text:span><text:span text:style-name="T1">a</text:span><text:span text:style-name="T1"> </text:span><text:span text:style-name="T1">los</text:span><text:span text:style-name="T1"> </text:span><text:span text:style-name="T1">usuarios</text:span><text:span text:style-name="T1"> </text:span><text:span text:style-name="T1">se</text:span><text:span text:style-name="T1"> </text:span><text:span text:style-name="T1">les</text:span><text:span text:style-name="T1"> </text:span><text:span text:style-name="T1">asigna</text:span><text:span text:style-name="T1"> </text:span><text:span text:style-name="T1">un</text:span><text:span text:style-name="T1"> </text:span><text:span text:style-name="T1">rol</text:span><text:span text:style-name="T1"> </text:span><text:span text:style-name="T1">que</text:span><text:span text:style-name="T1"> </text:span><text:span text:style-name="T1">agrupa</text:span><text:span text:style-name="T1"> </text:span><text:span text:style-name="T1">uno</text:span><text:span text:style-name="T1"> </text:span><text:span text:style-name="T1">o</text:span><text:span text:style-name="T1"> </text:span><text:span text:style-name="T1">más</text:span><text:span text:style-name="T1"> </text:span><text:span text:style-name="T1">permisos</text:span><text:span text:style-name="T1">.</text:span></text:p>
      <text:p text:style-name="P2"><text:span text:style-name="T1"><text:tab/></text:span><text:span text:style-name="T1">Por</text:span><text:span text:style-name="T1"> </text:span><text:span text:style-name="T1">otra</text:span><text:span text:style-name="T1"> </text:span><text:span text:style-name="T1">parte</text:span><text:span text:style-name="T1"> </text:span><text:span text:style-name="T1">un</text:span><text:span text:style-name="T1"> </text:span><text:span text:style-name="T1">permiso</text:span><text:span text:style-name="T1"> </text:span><text:span text:style-name="T1">se</text:span><text:span text:style-name="T1"> </text:span><text:span text:style-name="T1">define</text:span><text:span text:style-name="T1"> </text:span><text:span text:style-name="T1">como</text:span><text:span text:style-name="T1"> </text:span><text:span text:style-name="T1">la</text:span><text:span text:style-name="T1"> </text:span><text:span text:style-name="T1">combinación</text:span><text:span text:style-name="T1"> </text:span><text:span text:style-name="T1">entre</text:span><text:span text:style-name="T1"> </text:span><text:span text:style-name="T1">una</text:span><text:span text:style-name="T1"> </text:span><text:span text:style-name="T1">acción</text:span><text:span text:style-name="T1"> </text:span><text:span text:style-name="T1">y</text:span><text:span text:style-name="T1"> </text:span><text:span text:style-name="T1">un</text:span><text:span text:style-name="T1"> </text:span><text:span text:style-name="T1">recurso</text:span><text:span text:style-name="T1"> <text:s/>.</text:span></text:p>
      <text:p text:style-name="P2"><text:span text:style-name="T1"><text:tab/></text:span><text:span text:style-name="T1">La</text:span><text:span text:style-name="T1"> </text:span><text:span text:style-name="T1">plataforma</text:span><text:span text:style-name="T1"> </text:span><text:span text:style-name="T1">debe</text:span><text:span text:style-name="T1"> </text:span><text:span text:style-name="T1">poseer</text:span><text:span text:style-name="T1"> </text:span><text:span text:style-name="T1">una</text:span><text:span text:style-name="T1"> </text:span><text:span text:style-name="T1">interfaz</text:span><text:span text:style-name="T1"> </text:span><text:span text:style-name="T1">web</text:span><text:span text:style-name="T1"> </text:span><text:span text:style-name="T1">a</text:span><text:span text:style-name="T1"> </text:span><text:span text:style-name="T1">través</text:span><text:span text:style-name="T1"> </text:span><text:span text:style-name="T1">de</text:span><text:span text:style-name="T1"> </text:span><text:span text:style-name="T1">la</text:span><text:span text:style-name="T1"> </text:span><text:span text:style-name="T1">cual</text:span><text:span text:style-name="T1"> </text:span><text:span text:style-name="T1">se</text:span><text:span text:style-name="T1"> </text:span><text:span text:style-name="T1">realiza</text:span><text:span text:style-name="T1"> </text:span><text:span text:style-name="T1">la</text:span><text:span text:style-name="T1"> </text:span><text:span text:style-name="T1">administración</text:span><text:span text:style-name="T1"> </text:span><text:span text:style-name="T1">de</text:span><text:span text:style-name="T1"> </text:span><text:span text:style-name="T1">las</text:span><text:span text:style-name="T1"> </text:span><text:span text:style-name="T1">aplicaciones</text:span><text:span text:style-name="T1"> . </text:span><text:span text:style-name="T1">Más</text:span><text:span text:style-name="T1"> </text:span><text:span text:style-name="T1">específicamente</text:span><text:span text:style-name="T1"> </text:span><text:span text:style-name="T1">debe</text:span><text:span text:style-name="T1"> </text:span><text:span text:style-name="T1">permitir</text:span><text:span text:style-name="T1"> :</text:span></text:p>
      <text:list xml:id="list787489632" text:style-name="LS2">
        <text:list-item>
          <text:p text:style-name="P13"><text:span text:style-name="T1">Crear</text:span><text:span text:style-name="T1"> , </text:span><text:span text:style-name="T1">eliminar</text:span><text:span text:style-name="T1"> , </text:span><text:span text:style-name="T1">modificar</text:span><text:span text:style-name="T1"> </text:span><text:span text:style-name="T1">y</text:span><text:span text:style-name="T1"> </text:span><text:span text:style-name="T1">listar</text:span><text:span text:style-name="T1"> </text:span><text:span text:style-name="T1">aplicaciones</text:span><text:span text:style-name="T1">.</text:span></text:p>
        </text:list-item>
        <text:list-item>
          <text:p text:style-name="P13"><text:span text:style-name="T1">Crear</text:span><text:span text:style-name="T1"> , </text:span><text:span text:style-name="T1">eliminar</text:span><text:span text:style-name="T1"> , </text:span><text:span text:style-name="T1">modificar</text:span><text:span text:style-name="T1"> </text:span><text:span text:style-name="T1">y</text:span><text:span text:style-name="T1"> </text:span><text:span text:style-name="T1">listar</text:span><text:span text:style-name="T1"> </text:span><text:span text:style-name="T1">roles</text:span><text:span text:style-name="T1"> </text:span><text:span text:style-name="T1">de</text:span><text:span text:style-name="T1"> </text:span><text:span text:style-name="T1">de</text:span><text:span text:style-name="T1"> </text:span><text:span text:style-name="T1">una</text:span><text:span text:style-name="T1"> </text:span><text:span text:style-name="T1">aplicación</text:span><text:span text:style-name="T1">.</text:span></text:p>
        </text:list-item>
        <text:list-item>
          <text:p text:style-name="P13"><text:span text:style-name="T1">Crear</text:span><text:span text:style-name="T1"> , </text:span><text:span text:style-name="T1">eliminar</text:span><text:span text:style-name="T1"> , </text:span><text:span text:style-name="T1">modificar</text:span><text:span text:style-name="T1"> </text:span><text:span text:style-name="T1">y</text:span><text:span text:style-name="T1"> </text:span><text:span text:style-name="T1">listar</text:span><text:span text:style-name="T1"> </text:span><text:span text:style-name="T1">los</text:span><text:span text:style-name="T1"> </text:span><text:span text:style-name="T1">permisos</text:span><text:span text:style-name="T1"> </text:span><text:span text:style-name="T1">de</text:span><text:span text:style-name="T1"> </text:span><text:span text:style-name="T1">una</text:span><text:span text:style-name="T1"> </text:span><text:span text:style-name="T1">aplicación</text:span><text:span text:style-name="T1"> .</text:span></text:p>
        </text:list-item>
        <text:list-item>
          <text:p text:style-name="P13"><text:span text:style-name="T1">Crear</text:span><text:span text:style-name="T1"> , </text:span><text:span text:style-name="T1">eliminar</text:span><text:span text:style-name="T1"> , </text:span><text:span text:style-name="T1">modificar</text:span><text:span text:style-name="T1"> </text:span><text:span text:style-name="T1">y</text:span><text:span text:style-name="T1"> </text:span><text:span text:style-name="T1">listar</text:span><text:span text:style-name="T1"> </text:span><text:span text:style-name="T1">usuarios</text:span><text:span text:style-name="T1"> </text:span><text:span text:style-name="T1">de</text:span><text:span text:style-name="T1"> </text:span><text:span text:style-name="T1">una</text:span><text:span text:style-name="T1"> </text:span><text:span text:style-name="T1">aplicación</text:span><text:span text:style-name="T1">.</text:span></text:p>
        </text:list-item>
      </text:list>
      <text:p text:style-name="P2"><text:span text:style-name="T1"><text:tab/></text:span><text:span text:style-name="T1">Por</text:span><text:span text:style-name="T1"> </text:span><text:span text:style-name="T1">otro</text:span><text:span text:style-name="T1"> </text:span><text:span text:style-name="T1">lado</text:span><text:span text:style-name="T1"> </text:span><text:span text:style-name="T1">va</text:span><text:span text:style-name="T1"> </text:span><text:span text:style-name="T1">a</text:span><text:span text:style-name="T1"> </text:span><text:span text:style-name="T1">poseer</text:span><text:span text:style-name="T1"> </text:span><text:span text:style-name="T1">una</text:span><text:span text:style-name="T1"> </text:span><text:span text:style-name="T1">interfaz</text:span><text:span text:style-name="T1"> </text:span><text:span text:style-name="T1">de</text:span><text:span text:style-name="T1"> </text:span><text:span text:style-name="T1">programación</text:span><text:span text:style-name="T1"> </text:span><text:span text:style-name="T1">a</text:span><text:span text:style-name="T1"> </text:span><text:span text:style-name="T1">través</text:span><text:span text:style-name="T1"> </text:span><text:span text:style-name="T1">de</text:span><text:span text:style-name="T1"> </text:span><text:span text:style-name="T1">la</text:span><text:span text:style-name="T1"> </text:span><text:span text:style-name="T1">cual</text:span><text:span text:style-name="T1"> </text:span><text:span text:style-name="T1">expone</text:span><text:span text:style-name="T1"> </text:span><text:span text:style-name="T1">la</text:span><text:span text:style-name="T1"> </text:span><text:span text:style-name="T1">siguiente</text:span><text:span text:style-name="T1"> </text:span><text:span text:style-name="T1">funcionalidad</text:span><text:span text:style-name="T1">:</text:span></text:p>
      <text:list xml:id="list247430446" text:style-name="LS3">
        <text:list-item>
          <text:p text:style-name="P14"><text:span text:style-name="T1">Crear</text:span><text:span text:style-name="T1"> , </text:span><text:span text:style-name="T1">eliminar</text:span><text:span text:style-name="T1"> </text:span><text:span text:style-name="T1">y</text:span><text:span text:style-name="T1"> </text:span><text:span text:style-name="T1">modificar</text:span><text:span text:style-name="T1"> </text:span><text:span text:style-name="T1">usuarios</text:span><text:span text:style-name="T1"> </text:span><text:span text:style-name="T1">de</text:span><text:span text:style-name="T1"> </text:span><text:span text:style-name="T1">una</text:span><text:span text:style-name="T1"> </text:span><text:span text:style-name="T1">aplicación</text:span><text:span text:style-name="T1">.</text:span></text:p>
        </text:list-item>
        <text:list-item>
          <text:p text:style-name="P14"><text:span text:style-name="T1">Consultar</text:span><text:span text:style-name="T1"> </text:span><text:span text:style-name="T1">roles</text:span><text:span text:style-name="T1"> </text:span><text:span text:style-name="T1">y</text:span><text:span text:style-name="T1"> </text:span><text:span text:style-name="T1">permisos</text:span><text:span text:style-name="T1"> </text:span><text:span text:style-name="T1">disponibles</text:span><text:span text:style-name="T1"> </text:span><text:span text:style-name="T1">de</text:span><text:span text:style-name="T1"> </text:span><text:span text:style-name="T1">los</text:span><text:span text:style-name="T1"> </text:span><text:span text:style-name="T1">usuarios</text:span><text:span text:style-name="T1"> </text:span><text:span text:style-name="T1">de</text:span><text:span text:style-name="T1"> </text:span><text:span text:style-name="T1">una</text:span><text:span text:style-name="T1"> </text:span><text:span text:style-name="T1">aplicación</text:span><text:span text:style-name="T1">.</text:span></text:p>
        </text:list-item>
      </text:list>
      <text:p text:style-name="P2"><text:span text:style-name="T1"><text:tab/></text:span><text:span text:style-name="T1">Luego</text:span><text:span text:style-name="T1"> </text:span><text:span text:style-name="T1">haciendo</text:span><text:span text:style-name="T1"> </text:span><text:span text:style-name="T1">uso</text:span><text:span text:style-name="T1"> </text:span><text:span text:style-name="T1">de</text:span><text:span text:style-name="T1"> </text:span><text:span text:style-name="T1">la</text:span><text:span text:style-name="T1"> </text:span><text:span text:style-name="T1">interfáz</text:span><text:span text:style-name="T1"> (</text:span><text:span text:style-name="T1">Api</text:span><text:span text:style-name="T1"> ) </text:span><text:span text:style-name="T1">se</text:span><text:span text:style-name="T1"> </text:span><text:span text:style-name="T1">va</text:span><text:span text:style-name="T1"> </text:span><text:span text:style-name="T1">a</text:span><text:span text:style-name="T1"> </text:span><text:span text:style-name="T1">desarrollar</text:span><text:span text:style-name="T1"> </text:span><text:span text:style-name="T1">un</text:span><text:span text:style-name="T1"> </text:span><text:span text:style-name="T1">kit</text:span><text:span text:style-name="T1"> </text:span><text:span text:style-name="T1">de</text:span><text:span text:style-name="T1"> </text:span><text:span text:style-name="T1">desarrollo</text:span><text:span text:style-name="T1"> </text:span><text:span text:style-name="T1">en</text:span><text:span text:style-name="T1"> </text:span><text:span text:style-name="T1">Php</text:span><text:span text:style-name="T1"> </text:span><text:span text:style-name="T1">y</text:span><text:span text:style-name="T1"> <text:s/></text:span><text:span text:style-name="T1">finalmente</text:span><text:span text:style-name="T1"> </text:span><text:span text:style-name="T1">se</text:span><text:span text:style-name="T1"> </text:span><text:span text:style-name="T1">va</text:span><text:span text:style-name="T1"> </text:span><text:span text:style-name="T1">a</text:span><text:span text:style-name="T1"> </text:span><text:span text:style-name="T1">crear</text:span><text:span text:style-name="T1"> </text:span><text:span text:style-name="T1">una</text:span><text:span text:style-name="T1"> </text:span><text:span text:style-name="T1">aplicación</text:span><text:span text:style-name="T1"> </text:span><text:span text:style-name="T1">de</text:span><text:span text:style-name="T1"> </text:span><text:span text:style-name="T1">ejemplo</text:span><text:span text:style-name="T1"> .</text:span></text:p>
      <text:p text:style-name="P1"><text:span text:style-name="T1"><text:tab/></text:span><text:span text:style-name="T1">La</text:span><text:span text:style-name="T1"> </text:span><text:span text:style-name="T1">plataforma</text:span><text:span text:style-name="T1"> </text:span><text:span text:style-name="T1">esta</text:span><text:span text:style-name="T1"> </text:span><text:span text:style-name="T1">pensada</text:span><text:span text:style-name="T1"> </text:span><text:span text:style-name="T1">para</text:span><text:span text:style-name="T1"> </text:span><text:span text:style-name="T1">tres</text:span><text:span text:style-name="T1"> </text:span><text:span text:style-name="T1">tipos</text:span><text:span text:style-name="T1"> </text:span><text:span text:style-name="T1">de</text:span><text:span text:style-name="T1"> </text:span><text:span text:style-name="T1">usuarios</text:span><text:span text:style-name="T1"> </text:span><text:span text:style-name="T1">distintos</text:span><text:span text:style-name="T1">:</text:span></text:p>
      <text:list xml:id="list1066548843" text:style-name="LS4">
        <text:list-item>
          <text:p text:style-name="P15"><text:span text:style-name="T1">Developers</text:span><text:span text:style-name="T1">: </text:span><text:span text:style-name="T1">Se</text:span><text:span text:style-name="T1"> </text:span><text:span text:style-name="T1">encargan</text:span><text:span text:style-name="T1"> </text:span><text:span text:style-name="T1">de</text:span><text:span text:style-name="T1"> </text:span><text:span text:style-name="T1">crear</text:span><text:span text:style-name="T1"> </text:span><text:span text:style-name="T1">aplicaciones</text:span><text:span text:style-name="T1"> , <text:s/></text:span><text:span text:style-name="T1">roles</text:span><text:span text:style-name="T1"> </text:span><text:span text:style-name="T1">base</text:span><text:span text:style-name="T1"> </text:span><text:span text:style-name="T1">y</text:span><text:span text:style-name="T1"> </text:span><text:span text:style-name="T1">los</text:span><text:span text:style-name="T1"> </text:span><text:span text:style-name="T1">permisos</text:span><text:span text:style-name="T1">.</text:span></text:p>
        </text:list-item>
        <text:list-item>
          <text:p text:style-name="P15"><text:span text:style-name="T1">Usuarios</text:span><text:span text:style-name="T1"> : </text:span><text:span text:style-name="T1">Manjean</text:span><text:span text:style-name="T1"> </text:span><text:span text:style-name="T1">usuarios</text:span><text:span text:style-name="T1"> </text:span><text:span text:style-name="T1">y</text:span><text:span text:style-name="T1"> </text:span><text:span text:style-name="T1">modifican</text:span><text:span text:style-name="T1"> </text:span><text:span text:style-name="T1">los</text:span><text:span text:style-name="T1"> </text:span><text:span text:style-name="T1">roles</text:span><text:span text:style-name="T1"> </text:span><text:span text:style-name="T1">agregando</text:span><text:span text:style-name="T1"> </text:span><text:span text:style-name="T1">o</text:span><text:span text:style-name="T1"> </text:span><text:span text:style-name="T1">quitando</text:span><text:span text:style-name="T1"> </text:span><text:span text:style-name="T1">permisos</text:span><text:span text:style-name="T1">.</text:span></text:p>
        </text:list-item>
        <text:list-item>
          <text:p text:style-name="P15"><text:span text:style-name="T1">Usuarios</text:span><text:span text:style-name="T1"> </text:span><text:span text:style-name="T1">sdk</text:span><text:span text:style-name="T1"> : </text:span><text:span text:style-name="T1">Acceden</text:span><text:span text:style-name="T1"> </text:span><text:span text:style-name="T1">a</text:span><text:span text:style-name="T1"> </text:span><text:span text:style-name="T1">la</text:span><text:span text:style-name="T1"> </text:span><text:span text:style-name="T1">funcionalidad</text:span><text:span text:style-name="T1"> </text:span><text:span text:style-name="T1">a</text:span><text:span text:style-name="T1"> </text:span><text:span text:style-name="T1">través</text:span><text:span text:style-name="T1"> </text:span><text:span text:style-name="T1">del</text:span><text:span text:style-name="T1"> </text:span><text:span text:style-name="T1">kit</text:span><text:span text:style-name="T1"> </text:span><text:span text:style-name="T1">de</text:span><text:span text:style-name="T1"> </text:span><text:span text:style-name="T1">desarrollo</text:span><text:span text:style-name="T1">.</text:span></text:p>
        </text:list-item>
      </text:list>
      <text:p text:style-name="P6"/>
      <text:p text:style-name="P1"><text:span text:style-name="T2">Aporte</text:span><text:span text:style-name="T2"> </text:span><text:span text:style-name="T2">de</text:span><text:span text:style-name="T2"> </text:span><text:span text:style-name="T2">este</text:span><text:span text:style-name="T2"> </text:span><text:span text:style-name="T2">trabajo</text:span><text:span text:style-name="T2">:</text:span></text:p>
      <text:p text:style-name="P4"/>
      <text:p text:style-name="P8"><text:span text:style-name="T1"><text:tab/></text:span><text:span text:style-name="T1">El</text:span><text:span text:style-name="T1"> </text:span><text:span text:style-name="T1">principal</text:span><text:span text:style-name="T1"> </text:span><text:span text:style-name="T1">aporte</text:span><text:span text:style-name="T1"> </text:span><text:span text:style-name="T1">que</text:span><text:span text:style-name="T1"> </text:span><text:span text:style-name="T1">pretende</text:span><text:span text:style-name="T1"> </text:span><text:span text:style-name="T1">este</text:span><text:span text:style-name="T1"> </text:span><text:span text:style-name="T1">trabajo</text:span><text:span text:style-name="T1"> </text:span><text:span text:style-name="T1">es</text:span><text:span text:style-name="T1"> </text:span><text:span text:style-name="T1">la</text:span><text:span text:style-name="T1"> </text:span><text:span text:style-name="T1">realización</text:span><text:span text:style-name="T1"> </text:span><text:span text:style-name="T1">de</text:span><text:span text:style-name="T1"> </text:span><text:span text:style-name="T1">una</text:span><text:span text:style-name="T1"> </text:span><text:span text:style-name="T1">plataforma</text:span><text:span text:style-name="T1"> </text:span><text:span text:style-name="T1">de</text:span><text:span text:style-name="T1"> </text:span><text:span text:style-name="T1">control</text:span><text:span text:style-name="T1"> </text:span><text:span text:style-name="T1">de</text:span><text:span text:style-name="T1"> </text:span><text:span text:style-name="T1">acceso</text:span><text:span text:style-name="T1"> </text:span><text:span text:style-name="T1">que</text:span><text:span text:style-name="T1"> </text:span><text:span text:style-name="T1">va</text:span><text:span text:style-name="T1"> <text:s/></text:span><text:span text:style-name="T1">a</text:span><text:span text:style-name="T1"> </text:span><text:span text:style-name="T1">poseer</text:span><text:span text:style-name="T1"> </text:span><text:span text:style-name="T1">una</text:span><text:span text:style-name="T1"> </text:span><text:span text:style-name="T1">aplicación</text:span><text:span text:style-name="T1"> </text:span><text:span text:style-name="T1">web</text:span><text:span text:style-name="T1"> , </text:span><text:span text:style-name="T1">un</text:span><text:span text:style-name="T1"> </text:span><text:span text:style-name="T1">webservice</text:span><text:span text:style-name="T1"> </text:span><text:span text:style-name="T1">rest</text:span><text:span text:style-name="T1"> </text:span><text:span text:style-name="T1">para</text:span><text:span text:style-name="T1"> </text:span><text:span text:style-name="T1">exponer</text:span><text:span text:style-name="T1"> <text:s/></text:span><text:span text:style-name="T1">parte</text:span><text:span text:style-name="T1"> </text:span><text:span text:style-name="T1">de</text:span><text:span text:style-name="T1"> </text:span><text:span text:style-name="T1">su</text:span><text:span text:style-name="T1"> </text:span><text:span text:style-name="T1">funcionalidad</text:span><text:span text:style-name="T1"> </text:span><text:span text:style-name="T1">y</text:span><text:span text:style-name="T1"> </text:span><text:span text:style-name="T1">un</text:span><text:span text:style-name="T1"> </text:span><text:span text:style-name="T1">kit</text:span><text:span text:style-name="T1"> </text:span><text:span text:style-name="T1">de</text:span><text:span text:style-name="T1"> </text:span><text:span text:style-name="T1">desarrollo</text:span><text:span text:style-name="T1"> </text:span><text:span text:style-name="T1">en</text:span><text:span text:style-name="T1"> </text:span><text:span text:style-name="T1">Php</text:span><text:span text:style-name="T1"> . </text:span><text:span text:style-name="T1">Como</text:span><text:span text:style-name="T1"> </text:span><text:span text:style-name="T1">consecuencia</text:span><text:span text:style-name="T1"> </text:span><text:span text:style-name="T1">de</text:span><text:span text:style-name="T1"> </text:span><text:span text:style-name="T1">esto</text:span><text:span text:style-name="T1"> </text:span><text:span text:style-name="T1">va</text:span><text:span text:style-name="T1"> </text:span><text:span text:style-name="T1">a</text:span><text:span text:style-name="T1"> </text:span><text:span text:style-name="T1">ser</text:span><text:span text:style-name="T1"> </text:span><text:span text:style-name="T1">posible</text:span><text:span text:style-name="T1"> </text:span><text:span text:style-name="T1">agregarle</text:span><text:span text:style-name="T1"> </text:span><text:span text:style-name="T1">control</text:span><text:span text:style-name="T1"> </text:span><text:span text:style-name="T1">de</text:span><text:span text:style-name="T1"> </text:span><text:span text:style-name="T1">acceso</text:span><text:span text:style-name="T1"> </text:span><text:span text:style-name="T1">a</text:span><text:span text:style-name="T1"> </text:span><text:span text:style-name="T1">cualquier</text:span><text:span text:style-name="T1"> </text:span><text:span text:style-name="T1">tipo</text:span><text:span text:style-name="T1"> </text:span><text:span text:style-name="T1">de</text:span><text:span text:style-name="T1"> </text:span><text:span text:style-name="T1">aplicación</text:span><text:span text:style-name="T1"> </text:span><text:span text:style-name="T1">en</text:span><text:span text:style-name="T1"> </text:span><text:span text:style-name="T1">forma</text:span><text:span text:style-name="T1"> </text:span><text:span text:style-name="T1">rápida</text:span><text:span text:style-name="T1"> </text:span><text:span text:style-name="T1">y</text:span><text:span text:style-name="T1"> </text:span><text:span text:style-name="T1">segura</text:span><text:span text:style-name="T1"> .</text:span></text:p>
      <text:p text:style-name="P18"><text:tab/></text:p>
      <text:p text:style-name="P1"><text:span text:style-name="T2">Plan</text:span><text:span text:style-name="T2"> </text:span><text:span text:style-name="T2">de</text:span><text:span text:style-name="T2"> </text:span><text:span text:style-name="T2">Trabajo</text:span><text:span text:style-name="T2">:</text:span></text:p>
      <text:p text:style-name="P4"/>
      <text:p text:style-name="P7"><text:span text:style-name="T1">El</text:span><text:span text:style-name="T1"> </text:span><text:span text:style-name="T1">plan</text:span><text:span text:style-name="T1"> </text:span><text:span text:style-name="T1">de</text:span><text:span text:style-name="T1"> </text:span><text:span text:style-name="T1">trabajo</text:span><text:span text:style-name="T1"> </text:span><text:span text:style-name="T1">propuesto</text:span><text:span text:style-name="T1"> </text:span><text:span text:style-name="T1">es</text:span><text:span text:style-name="T1"> </text:span><text:span text:style-name="T1">el</text:span><text:span text:style-name="T1"> </text:span><text:span text:style-name="T1">siguiente</text:span><text:span text:style-name="T1">:</text:span></text:p>
      <text:list xml:id="list273664290" text:style-name="LS5">
        <text:list-item>
          <text:p text:style-name="P16"><text:span text:style-name="T5">Desarrollo</text:span><text:span text:style-name="T5"> </text:span><text:span text:style-name="T5">de</text:span><text:span text:style-name="T5"> </text:span><text:span text:style-name="T5">la</text:span><text:span text:style-name="T5"> </text:span><text:span text:style-name="T5">aplicación</text:span><text:span text:style-name="T5"> </text:span><text:span text:style-name="T5">web</text:span><text:span text:style-name="T1"> <text:s/>(</text:span><text:span text:style-name="T1">Estimativamente</text:span><text:span text:style-name="T1"> 15 </text:span><text:span text:style-name="T1">días</text:span><text:span text:style-name="T1">):</text:span></text:p>
          <text:list>
            <text:list-item>
              <text:p text:style-name="P16"><text:span text:style-name="T1">Iteración</text:span><text:span text:style-name="T1"> </text:span><text:span text:style-name="T1">para</text:span><text:span text:style-name="T1"> </text:span><text:span text:style-name="T1">crear</text:span><text:span text:style-name="T1"> , </text:span><text:span text:style-name="T1">modificar</text:span><text:span text:style-name="T1"> </text:span><text:span text:style-name="T1">y</text:span><text:span text:style-name="T1"> </text:span><text:span text:style-name="T1">listar</text:span><text:span text:style-name="T1"> </text:span><text:span text:style-name="T1">aplicaciones</text:span><text:span text:style-name="T1">.</text:span></text:p>
            </text:list-item>
            <text:list-item>
              <text:p text:style-name="P16"><text:span text:style-name="T1">Iteración</text:span><text:span text:style-name="T1"> </text:span><text:span text:style-name="T1">para</text:span><text:span text:style-name="T1"> </text:span><text:span text:style-name="T1">crear</text:span><text:span text:style-name="T1"> , </text:span><text:span text:style-name="T1">modificar</text:span><text:span text:style-name="T1"> </text:span><text:span text:style-name="T1">y</text:span><text:span text:style-name="T1"> </text:span><text:span text:style-name="T1">listar</text:span><text:span text:style-name="T1"> </text:span><text:span text:style-name="T1">permisos</text:span><text:span text:style-name="T1"> </text:span><text:span text:style-name="T1">de</text:span><text:span text:style-name="T1"> </text:span><text:span text:style-name="T1">una</text:span><text:span text:style-name="T1"> </text:span><text:span text:style-name="T1">aplicación</text:span><text:span text:style-name="T1">.</text:span></text:p>
            </text:list-item>
            <text:list-item>
              <text:p text:style-name="P16"><text:span text:style-name="T1">Iteración</text:span><text:span text:style-name="T1"> </text:span><text:span text:style-name="T1">para</text:span><text:span text:style-name="T1"> </text:span><text:span text:style-name="T1">crear</text:span><text:span text:style-name="T1"> , </text:span><text:span text:style-name="T1">modificar</text:span><text:span text:style-name="T1"> </text:span><text:span text:style-name="T1">y</text:span><text:span text:style-name="T1"> </text:span><text:span text:style-name="T1">listar</text:span><text:span text:style-name="T1"> </text:span><text:span text:style-name="T1">roles</text:span><text:span text:style-name="T1"> </text:span><text:span text:style-name="T1">de</text:span><text:span text:style-name="T1"> </text:span><text:span text:style-name="T1">una</text:span><text:span text:style-name="T1"> </text:span><text:span text:style-name="T1">aplicación</text:span><text:span text:style-name="T1">.</text:span></text:p>
            </text:list-item>
            <text:list-item>
              <text:p text:style-name="P16"><text:span text:style-name="T1">Iteración</text:span><text:span text:style-name="T1"> </text:span><text:span text:style-name="T1">para</text:span><text:span text:style-name="T1"> </text:span><text:span text:style-name="T1">crear</text:span><text:span text:style-name="T1"> , </text:span><text:span text:style-name="T1">modificar</text:span><text:span text:style-name="T1"> </text:span><text:span text:style-name="T1">y</text:span><text:span text:style-name="T1"> </text:span><text:span text:style-name="T1">listar</text:span><text:span text:style-name="T1"> </text:span><text:span text:style-name="T1">usuarios</text:span><text:span text:style-name="T1"> </text:span><text:span text:style-name="T1">de</text:span><text:span text:style-name="T1"> </text:span><text:span text:style-name="T1">una</text:span><text:span text:style-name="T1"> </text:span><text:span text:style-name="T1">aplicación</text:span><text:span text:style-name="T1">.</text:span></text:p>
            </text:list-item>
            <text:list-item>
              <text:p text:style-name="P16"><text:span text:style-name="T1">Iteración</text:span><text:span text:style-name="T1"> </text:span><text:span text:style-name="T1">para</text:span><text:span text:style-name="T1"> </text:span><text:span text:style-name="T1">eliminar</text:span><text:span text:style-name="T1"> </text:span><text:span text:style-name="T1">aplicaciones</text:span><text:span text:style-name="T1"> , </text:span><text:span text:style-name="T1">permisos</text:span><text:span text:style-name="T1"> , </text:span><text:span text:style-name="T1">roles</text:span><text:span text:style-name="T1"> </text:span><text:span text:style-name="T1">y</text:span><text:span text:style-name="T1"> </text:span><text:span text:style-name="T1">usuarios</text:span><text:span text:style-name="T1">.</text:span></text:p>
            </text:list-item>
          </text:list>
        </text:list-item>
        <text:list-item>
          <text:p text:style-name="P16"><text:soft-page-break/><text:span text:style-name="T5">Desarrollo</text:span><text:span text:style-name="T5"> </text:span><text:span text:style-name="T5">del</text:span><text:span text:style-name="T5"> </text:span><text:span text:style-name="T5">api</text:span><text:span text:style-name="T1">( </text:span><text:span text:style-name="T1">Estimativamente</text:span><text:span text:style-name="T1"> 7 </text:span><text:span text:style-name="T1">días</text:span><text:span text:style-name="T1"> )</text:span></text:p>
          <text:list>
            <text:list-item>
              <text:p text:style-name="P16"><text:span text:style-name="T1">Iteración</text:span><text:span text:style-name="T1"> </text:span><text:span text:style-name="T1">para</text:span><text:span text:style-name="T1"> </text:span><text:span text:style-name="T1">exponer</text:span><text:span text:style-name="T1"> </text:span><text:span text:style-name="T1">la</text:span><text:span text:style-name="T1"> </text:span><text:span text:style-name="T1">funcionalidad</text:span><text:span text:style-name="T1"> </text:span><text:span text:style-name="T1">de</text:span><text:span text:style-name="T1"> </text:span><text:span text:style-name="T1">alta</text:span><text:span text:style-name="T1"> , </text:span><text:span text:style-name="T1">baja</text:span><text:span text:style-name="T1"> </text:span><text:span text:style-name="T1">y</text:span><text:span text:style-name="T1"> </text:span><text:span text:style-name="T1">modificación</text:span><text:span text:style-name="T1"> </text:span><text:span text:style-name="T1">usuarios</text:span><text:span text:style-name="T1"> </text:span><text:span text:style-name="T1">de</text:span><text:span text:style-name="T1"> </text:span><text:span text:style-name="T1">una</text:span><text:span text:style-name="T1"> <text:s text:c="2"/></text:span><text:span text:style-name="T1">aplicación</text:span><text:span text:style-name="T1">.</text:span></text:p>
            </text:list-item>
            <text:list-item>
              <text:p text:style-name="P16"><text:span text:style-name="T1">Iteración</text:span><text:span text:style-name="T1"> </text:span><text:span text:style-name="T1">para</text:span><text:span text:style-name="T1"> </text:span><text:span text:style-name="T1">expones</text:span><text:span text:style-name="T1"> </text:span><text:span text:style-name="T1">la</text:span><text:span text:style-name="T1"> </text:span><text:span text:style-name="T1">funcionalidad</text:span><text:span text:style-name="T1"> </text:span><text:span text:style-name="T1">de</text:span><text:span text:style-name="T1"> </text:span><text:span text:style-name="T1">consulta</text:span><text:span text:style-name="T1"> </text:span><text:span text:style-name="T1">de</text:span><text:span text:style-name="T1"> <text:s/></text:span><text:span text:style-name="T1">roles</text:span><text:span text:style-name="T1"> </text:span><text:span text:style-name="T1">y</text:span><text:span text:style-name="T1"> </text:span><text:span text:style-name="T1">permisos</text:span><text:span text:style-name="T1"> </text:span><text:span text:style-name="T1">de</text:span><text:span text:style-name="T1"> </text:span><text:span text:style-name="T1">usuarios</text:span><text:span text:style-name="T1"> </text:span><text:span text:style-name="T1">de</text:span><text:span text:style-name="T1"> </text:span><text:span text:style-name="T1">una</text:span><text:span text:style-name="T1"> </text:span><text:span text:style-name="T1">aplicación</text:span><text:span text:style-name="T1">.</text:span></text:p>
            </text:list-item>
          </text:list>
        </text:list-item>
        <text:list-item>
          <text:p text:style-name="P16"><text:span text:style-name="T5">Desarrollo</text:span><text:span text:style-name="T5"> </text:span><text:span text:style-name="T5">del</text:span><text:span text:style-name="T5"> </text:span><text:span text:style-name="T5">kit</text:span><text:span text:style-name="T5"> </text:span><text:span text:style-name="T5">de</text:span><text:span text:style-name="T5"> </text:span><text:span text:style-name="T5">desarrollo</text:span><text:span text:style-name="T1"> (</text:span><text:span text:style-name="T1">Estimativamente</text:span><text:span text:style-name="T1"> 5 </text:span><text:span text:style-name="T1">días</text:span><text:span text:style-name="T1"> )</text:span><text:span text:style-name="T5">:</text:span></text:p>
          <text:list>
            <text:list-item>
              <text:p text:style-name="P16"><text:span text:style-name="T1">Iteración</text:span><text:span text:style-name="T1"> </text:span><text:span text:style-name="T1">para</text:span><text:span text:style-name="T1"> </text:span><text:span text:style-name="T1">exponer</text:span><text:span text:style-name="T1"> </text:span><text:span text:style-name="T1">la</text:span><text:span text:style-name="T1"> </text:span><text:span text:style-name="T1">funcionalidad</text:span><text:span text:style-name="T1"> </text:span><text:span text:style-name="T1">de</text:span><text:span text:style-name="T1"> </text:span><text:span text:style-name="T1">alta</text:span><text:span text:style-name="T1"> , </text:span><text:span text:style-name="T1">baja</text:span><text:span text:style-name="T1"> </text:span><text:span text:style-name="T1">y</text:span><text:span text:style-name="T1"> </text:span><text:span text:style-name="T1">modificación</text:span><text:span text:style-name="T1"> </text:span><text:span text:style-name="T1">usuarios</text:span><text:span text:style-name="T1"> </text:span><text:span text:style-name="T1">de</text:span><text:span text:style-name="T1"> </text:span><text:span text:style-name="T1">una</text:span><text:span text:style-name="T1"> <text:s text:c="2"/></text:span><text:span text:style-name="T1">aplicación</text:span><text:span text:style-name="T1">.</text:span></text:p>
            </text:list-item>
            <text:list-item>
              <text:p text:style-name="P16"><text:span text:style-name="T1">Iteración</text:span><text:span text:style-name="T1"> </text:span><text:span text:style-name="T1">para</text:span><text:span text:style-name="T1"> </text:span><text:span text:style-name="T1">exponer</text:span><text:span text:style-name="T1"> </text:span><text:span text:style-name="T1">la</text:span><text:span text:style-name="T1"> </text:span><text:span text:style-name="T1">funcionalidad</text:span><text:span text:style-name="T1"> </text:span><text:span text:style-name="T1">de</text:span><text:span text:style-name="T1"> </text:span><text:span text:style-name="T1">consulta</text:span><text:span text:style-name="T1"> </text:span><text:span text:style-name="T1">de</text:span><text:span text:style-name="T1"> <text:s/></text:span><text:span text:style-name="T1">roles</text:span><text:span text:style-name="T1"> </text:span><text:span text:style-name="T1">y</text:span><text:span text:style-name="T1"> </text:span><text:span text:style-name="T1">permisos</text:span><text:span text:style-name="T1"> </text:span><text:span text:style-name="T1">de</text:span><text:span text:style-name="T1"> </text:span><text:span text:style-name="T1">usuarios</text:span><text:span text:style-name="T1"> </text:span><text:span text:style-name="T1">de</text:span><text:span text:style-name="T1"> </text:span><text:span text:style-name="T1">una</text:span><text:span text:style-name="T1"> </text:span><text:span text:style-name="T1">aplicación</text:span><text:span text:style-name="T1">.</text:span></text:p>
            </text:list-item>
          </text:list>
        </text:list-item>
        <text:list-item>
          <text:p text:style-name="P16"><text:span text:style-name="T5">Desarrollo</text:span><text:span text:style-name="T5"> </text:span><text:span text:style-name="T5">de</text:span><text:span text:style-name="T5"> </text:span><text:span text:style-name="T5">la</text:span><text:span text:style-name="T5"> </text:span><text:span text:style-name="T5">aplicación</text:span><text:span text:style-name="T5"> </text:span><text:span text:style-name="T5">de</text:span><text:span text:style-name="T5"> </text:span><text:span text:style-name="T5">ejemplo</text:span><text:span text:style-name="T1"> (</text:span><text:span text:style-name="T1">Estimativamente</text:span><text:span text:style-name="T1"> 2 </text:span><text:span text:style-name="T1">días</text:span><text:span text:style-name="T1">)</text:span></text:p>
        </text:list-item>
      </text:list>
      <text:p text:style-name="P6"/>
      <text:p text:style-name="P1"><text:span text:style-name="T2">Entregables</text:span><text:span text:style-name="T2">:</text:span></text:p>
      <text:p text:style-name="P9"/>
      <text:p text:style-name="P7"><text:span text:style-name="T1">Los</text:span><text:span text:style-name="T1"> </text:span><text:span text:style-name="T1">entregables</text:span><text:span text:style-name="T1"> </text:span><text:span text:style-name="T1">serán</text:span><text:span text:style-name="T1">:</text:span></text:p>
      <text:list xml:id="list1020055650" text:style-name="LS6">
        <text:list-item>
          <text:p text:style-name="P17"><text:span text:style-name="T1">Una</text:span><text:span text:style-name="T1"> </text:span><text:span text:style-name="T1">aplicación</text:span><text:span text:style-name="T1"> </text:span><text:span text:style-name="T1">web</text:span><text:span text:style-name="T1"> </text:span><text:span text:style-name="T1">para</text:span><text:span text:style-name="T1"> </text:span><text:span text:style-name="T1">realizar</text:span><text:span text:style-name="T1"> </text:span><text:span text:style-name="T1">la</text:span><text:span text:style-name="T1"> </text:span><text:span text:style-name="T1">administración</text:span><text:span text:style-name="T1"> </text:span><text:span text:style-name="T1">de</text:span><text:span text:style-name="T1"> </text:span><text:span text:style-name="T1">la</text:span><text:span text:style-name="T1"> </text:span><text:span text:style-name="T1">plataforma</text:span><text:span text:style-name="T1">.</text:span></text:p>
        </text:list-item>
        <text:list-item>
          <text:p text:style-name="P17"><text:span text:style-name="T1">Una</text:span><text:span text:style-name="T1"> </text:span><text:span text:style-name="T1">interfaz</text:span><text:span text:style-name="T1"> </text:span><text:span text:style-name="T1">de</text:span><text:span text:style-name="T1"> </text:span><text:span text:style-name="T1">programación</text:span><text:span text:style-name="T1"> </text:span><text:span text:style-name="T1">para</text:span><text:span text:style-name="T1"> </text:span><text:span text:style-name="T1">acceder</text:span><text:span text:style-name="T1"> </text:span><text:span text:style-name="T1">a</text:span><text:span text:style-name="T1"> </text:span><text:span text:style-name="T1">la</text:span><text:span text:style-name="T1"> </text:span><text:span text:style-name="T1">funcionalidad</text:span><text:span text:style-name="T1"> </text:span><text:span text:style-name="T1">de</text:span><text:span text:style-name="T1"> </text:span><text:span text:style-name="T1">la</text:span><text:span text:style-name="T1"> </text:span><text:span text:style-name="T1">plataforma</text:span><text:span text:style-name="T1"> (</text:span><text:span text:style-name="T1">API</text:span><text:span text:style-name="T1">).</text:span></text:p>
        </text:list-item>
        <text:list-item>
          <text:p text:style-name="P17"><text:span text:style-name="T1">Un</text:span><text:span text:style-name="T1"> </text:span><text:span text:style-name="T1">kit</text:span><text:span text:style-name="T1"> </text:span><text:span text:style-name="T1">de</text:span><text:span text:style-name="T1"> </text:span><text:span text:style-name="T1">desarrollo</text:span><text:span text:style-name="T1"> </text:span><text:span text:style-name="T1">que</text:span><text:span text:style-name="T1"> </text:span><text:span text:style-name="T1">haga</text:span><text:span text:style-name="T1"> </text:span><text:span text:style-name="T1">uso</text:span><text:span text:style-name="T1"> </text:span><text:span text:style-name="T1">de</text:span><text:span text:style-name="T1"> </text:span><text:span text:style-name="T1">la</text:span><text:span text:style-name="T1"> </text:span><text:span text:style-name="T1">interfaz</text:span><text:span text:style-name="T1"> </text:span><text:span text:style-name="T1">de</text:span><text:span text:style-name="T1"> </text:span><text:span text:style-name="T1">programación</text:span><text:span text:style-name="T1"> (</text:span><text:span text:style-name="T1">SDK</text:span><text:span text:style-name="T1">).</text:span></text:p>
        </text:list-item>
        <text:list-item>
          <text:p text:style-name="P17"><text:span text:style-name="T1">Una</text:span><text:span text:style-name="T1"> </text:span><text:span text:style-name="T1">aplicación</text:span><text:span text:style-name="T1"> </text:span><text:span text:style-name="T1">para</text:span><text:span text:style-name="T1"> </text:span><text:span text:style-name="T1">ejemplificar</text:span><text:span text:style-name="T1"> </text:span><text:span text:style-name="T1">el</text:span><text:span text:style-name="T1"> </text:span><text:span text:style-name="T1">uso</text:span><text:span text:style-name="T1"> </text:span><text:span text:style-name="T1">de</text:span><text:span text:style-name="T1"> </text:span><text:span text:style-name="T1">la</text:span><text:span text:style-name="T1"> </text:span><text:span text:style-name="T1">plataforma</text:span><text:span text:style-name="T1">.</text:span><text:bookmark-end text:name="__DdeLink__2962_645509037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3mm" draw:shadow-offset-y="3mm" draw:start-line-spacing-horizontal="2.83mm" draw:start-line-spacing-vertical="2.83mm" draw:end-line-spacing-horizontal="2.83mm" draw:end-line-spacing-vertical="2.83m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2.7m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mm" fo:margin-right="0mm" fo:margin-top="0mm" fo:margin-bottom="0mm" style:contextual-spacing="false" fo:line-height="100%" fo:text-align="start" style:justify-single-word="false" fo:orphans="2" fo:widows="2" fo:text-indent="0mm" style:auto-text-indent="false" fo:break-before="auto" fo:break-after="auto" style:writing-mode="lr-tb"/>
      <style:text-properties fo:color="#333399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size="14pt" style:font-name-asian="Bitstream Vera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style:contextual-spacing="false"/>
    </style:style>
    <style:style style:name="Heading_20_1" style:display-name="Heading 1" style:family="paragraph" style:parent-style-name="Standard" style:class="text">
      <style:paragraph-properties fo:margin-top="4.23mm" fo:margin-bottom="1.06mm" style:contextual-spacing="false" fo:line-height="100%" fo:break-before="auto" fo:break-after="auto" style:writing-mode="lr-tb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class="text">
      <style:paragraph-properties fo:margin-top="4.23mm" fo:margin-bottom="1.06mm" style:contextual-spacing="false" fo:line-height="100%" fo:break-before="auto" fo:break-after="auto" style:writing-mode="lr-tb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class="text">
      <style:paragraph-properties fo:margin-top="4.23mm" fo:margin-bottom="1.06mm" style:contextual-spacing="false" fo:line-height="100%" fo:break-before="auto" fo:break-after="auto" style:writing-mode="lr-tb"/>
      <style:text-properties fo:font-size="13pt" fo:font-weight="bold" style:font-size-asian="13pt" style:font-weight-asian="bold" style:font-size-complex="13pt" style:font-weight-complex="bold"/>
    </style:style>
    <style:style style:name="Heading_20_4" style:display-name="Heading 4" style:family="paragraph" style:parent-style-name="Standard" style:class="text">
      <style:paragraph-properties fo:margin-top="4.23mm" fo:margin-bottom="1.06mm" style:contextual-spacing="false" fo:line-height="100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class="text">
      <style:paragraph-properties fo:margin-top="4.23mm" fo:margin-bottom="1.06mm" style:contextual-spacing="false" fo:line-height="100%" fo:break-before="auto" fo:break-after="auto" style:writing-mode="lr-tb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class="text">
      <style:paragraph-properties fo:margin-top="4.23mm" fo:margin-bottom="1.06mm" style:contextual-spacing="false" fo:line-height="100%" fo:break-before="auto" fo:break-after="auto" style:writing-mode="lr-tb"/>
      <style:text-properties fo:font-size="11pt" fo:font-weight="bold" style:font-size-asian="11pt" style:font-weight-asian="bold" style:font-size-complex="11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4.23mm" fo:margin-bottom="1.06mm" style:contextual-spacing="false" fo:line-height="100%" fo:text-align="center" style:justify-single-word="false" fo:break-before="auto" fo:break-after="auto" style:writing-mode="lr-tb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Standard" style:class="chapter">
      <style:paragraph-properties fo:margin-top="0mm" fo:margin-bottom="1.06mm" style:contextual-spacing="false" fo:line-height="100%" fo:text-align="center" style:justify-single-word="false" fo:break-before="auto" fo:break-after="auto" style:writing-mode="lr-tb"/>
    </style:style>
    <style:style style:name="Default_20_Paragraph_20_Font" style:display-name="Default Paragraph Font" style:family="text"/>
    <style:style style:name="List1Level0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1Level1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1Level2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1Level3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1Level4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1Level5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1Level6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1Level7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1Level8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2Level0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2Level1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2Level2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2Level3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2Level4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2Level5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2Level6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2Level7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2Level8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3Level0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3Level1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3Level2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3Level3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3Level4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3Level5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3Level6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3Level7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3Level8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4Level0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4Level1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4Level2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4Level3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4Level4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4Level5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4Level6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4Level7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4Level8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5Level0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5Level1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5Level2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5Level3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5Level4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5Level5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5Level6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5Level7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5Level8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6Level0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6Level1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6Level2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6Level3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6Level4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6Level5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6Level6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6Level7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6Level8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Footnote_20_Symbol" style:display-name="Footnote Symbol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LS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S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S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S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S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S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15.01mm" fo:margin-left="20mm" fo:margin-right="20mm" fo:border="none" fo:padding="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_64 LibreOffice_project/e29a214-2bbed72-0621de6-a97528c-8f066d</meta:generator>
    <dc:title/>
    <meta:initial-creator/>
    <meta:editing-cycles>2</meta:editing-cycles>
    <dc:date>2013-01-18T21:51:34</dc:date>
    <meta:editing-duration>P0D</meta:editing-duration>
    <meta:document-statistic meta:table-count="0" meta:image-count="0" meta:object-count="0" meta:page-count="2" meta:paragraph-count="55" meta:word-count="776" meta:character-count="4520" meta:non-whitespace-character-count="3800"/>
  </office:meta>
</office:document-meta>
</file>